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7E000002517AE0CFA060157F7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egacySanITCBoo" svg:font-family="LegacySanITCBoo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 (W1)" svg:font-family="'Univers (W1)'" style:font-family-generic="roman" style:font-pitch="variable"/>
    <style:font-face style:name="Liberation Sans" svg:font-family="'Liberation Sans'" style:font-family-generic="swiss" style:font-pitch="variable"/>
    <style:font-face style:name="Bariol Regular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>
      <style:table-properties style:width="16.73cm" fo:margin-left="0cm" fo:margin-top="0cm" fo:margin-bottom="0cm" table:align="left" style:writing-mode="lr-tb"/>
    </style:style>
    <style:style style:name="Taula1.A" style:family="table-column">
      <style:table-column-properties style:column-width="16.73cm"/>
    </style:style>
    <style:style style:name="Taula1.1" style:family="table-row">
      <style:table-row-properties style:min-row-height="0.464cm" fo:keep-together="auto"/>
    </style:style>
    <style:style style:name="Tau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ula1.2" style:family="table-row">
      <style:table-row-properties style:min-row-height="0.46cm" fo:keep-together="auto"/>
    </style:style>
    <style:style style:name="P1" style:family="paragraph" style:parent-style-name="Header">
      <style:text-properties style:font-name="LegacySanITCBoo"/>
    </style:style>
    <style:style style:name="P2" style:family="paragraph" style:parent-style-name="Header">
      <style:paragraph-properties fo:text-align="center" style:justify-single-word="false"/>
      <style:text-properties style:font-name="LegacySanITCBoo"/>
    </style:style>
    <style:style style:name="P3" style:family="paragraph" style:parent-style-name="Header">
      <style:text-properties style:font-name="LegacySanITCBoo" fo:language="es" fo:country="ES"/>
    </style:style>
    <style:style style:name="P4" style:family="paragraph" style:parent-style-name="Frame_20_contents">
      <style:text-properties officeooo:paragraph-rsid="000d40fd"/>
    </style:style>
    <style:style style:name="P5" style:family="paragraph" style:parent-style-name="Frame_20_contents">
      <style:text-properties style:font-name="Calibri" fo:font-size="9pt" style:font-size-asian="9pt" style:font-size-complex="9pt"/>
    </style:style>
    <style:style style:name="P6" style:family="paragraph" style:parent-style-name="Frame_20_contents">
      <style:text-properties style:font-name="Calibri" fo:font-size="9pt" fo:font-weight="bold" style:font-size-asian="9pt" style:font-weight-asian="bold" style:font-size-complex="9pt"/>
    </style:style>
    <style:style style:name="P7" style:family="paragraph" style:parent-style-name="Frame_20_contents">
      <style:text-properties style:font-name="Calibri" style:font-size-complex="8pt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Footer">
      <style:paragraph-properties fo:text-align="center" style:justify-single-word="false"/>
      <style:text-properties style:font-name="LegacySanITCBoo" fo:font-size="8pt" style:font-size-asian="8pt"/>
    </style:style>
    <style:style style:name="P11" style:family="paragraph" style:parent-style-name="Footer">
      <style:paragraph-properties fo:padding="0cm" fo:border="none"/>
    </style:style>
    <style:style style:name="P12" style:family="paragraph" style:parent-style-name="Número_20_de_20_pàgina">
      <style:text-properties style:font-name="Noto Sans" fo:language="ca" fo:country="ES" style:font-name-complex="Noto Sans1"/>
    </style:style>
    <style:style style:name="P13" style:family="paragraph" style:parent-style-name="Standard">
      <style:text-properties style:font-name="Noto Sans" fo:font-size="11pt" style:font-size-asian="11pt" style:font-name-complex="Noto Sans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Noto Sans" fo:font-size="11pt" style:font-size-asian="11pt" style:font-name-complex="Noto Sans1" style:font-size-complex="11pt"/>
    </style:style>
    <style:style style:name="P15" style:family="paragraph" style:parent-style-name="Standard">
      <style:text-properties style:font-name="Noto Sans" fo:font-size="11pt" fo:font-weight="bold" style:font-size-asian="11pt" style:font-weight-asian="bold" style:font-name-complex="Noto Sans1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Noto Sans" fo:font-size="11pt" fo:font-weight="bold" style:font-size-asian="11pt" style:font-weight-asian="bold" style:font-name-complex="Noto Sans1" style:font-size-complex="11pt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51cm" style:auto-text-indent="false"/>
      <style:text-properties style:font-name="Noto Sans" fo:font-size="11pt" style:font-size-asian="11pt" style:font-name-complex="Noto Sans1" style:font-size-complex="11pt"/>
    </style:style>
    <style:style style:name="P19" style:family="paragraph" style:parent-style-name="Text_20_body">
      <style:text-properties style:font-name="Noto Sans" fo:font-size="11pt" fo:font-weight="bold" style:font-size-asian="11pt" style:font-weight-asian="bold" style:font-name-complex="Noto Sans1" style:font-size-complex="11pt"/>
    </style:style>
    <style:style style:name="P20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Noto Sans" fo:font-size="11pt" style:font-size-asian="11pt" style:font-name-complex="Noto Sans1" style:font-size-complex="11pt"/>
    </style:style>
    <style:style style:name="P21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22" style:family="paragraph" style:parent-style-name="List_20_Paragraph">
      <style:text-properties style:font-name="Noto Sans" fo:font-size="11pt" style:font-size-asian="11pt" style:font-name-complex="Noto Sans1" style:font-size-complex="11pt"/>
    </style:style>
    <style:style style:name="P23" style:family="paragraph" style:parent-style-name="List_20_Paragraph">
      <style:paragraph-properties fo:text-align="justify" style:justify-single-word="false"/>
      <style:text-properties style:font-name="Noto Sans" fo:font-size="11pt" style:font-size-asian="11pt" style:font-name-complex="Noto Sans1" style:font-size-complex="11pt"/>
    </style:style>
    <style:style style:name="P24" style:family="paragraph" style:parent-style-name="List_20_Paragraph">
      <style:paragraph-properties fo:margin-left="1.27cm" fo:margin-right="0cm" fo:margin-top="0cm" fo:margin-bottom="0cm" loext:contextual-spacing="true" fo:text-align="justify" style:justify-single-word="false" fo:text-indent="0cm" style:auto-text-indent="false"/>
      <style:text-properties style:font-name="Noto Sans" fo:font-size="11pt" style:font-size-asian="11pt" style:font-name-complex="Noto Sans1" style:font-size-complex="11pt"/>
    </style:style>
    <style:style style:name="P25" style:family="paragraph" style:parent-style-name="western">
      <style:paragraph-properties fo:margin-left="0cm" fo:margin-right="0.079cm" fo:margin-top="0.494cm" fo:margin-bottom="0cm" loext:contextual-spacing="false" fo:line-height="100%" fo:text-align="center" style:justify-single-word="false" fo:text-indent="0cm" style:auto-text-indent="false"/>
      <style:text-properties style:font-name="Noto Sans" fo:font-size="11pt" fo:language="ca" fo:country="ES" fo:font-weight="bold" style:font-size-asian="11pt" style:font-weight-asian="bold" style:font-name-complex="Noto Sans1" style:font-size-complex="11pt" style:font-weight-complex="bold"/>
    </style:style>
    <style:style style:name="P26" style:family="paragraph" style:parent-style-name="Standard" style:list-style-name="WWNum24">
      <style:paragraph-properties fo:text-align="justify" style:justify-single-word="false"/>
      <style:text-properties style:font-name="Noto Sans" fo:font-size="11pt" style:font-size-asian="11pt" style:font-name-complex="Noto Sans1" style:font-size-complex="11pt"/>
    </style:style>
    <style:style style:name="P27" style:family="paragraph" style:parent-style-name="List_20_Paragraph" style:list-style-name="WWNum24">
      <style:paragraph-properties fo:margin-top="0cm" fo:margin-bottom="0cm" loext:contextual-spacing="true" fo:text-align="justify" style:justify-single-word="false"/>
      <style:text-properties style:font-name="Noto Sans" fo:font-size="11pt" style:font-size-asian="11pt" style:font-name-complex="Noto Sans1" style:font-size-complex="11pt"/>
    </style:style>
    <style:style style:name="P28" style:family="paragraph" style:parent-style-name="List_20_Paragraph" style:list-style-name="WWNum24">
      <style:paragraph-properties fo:margin-top="0cm" fo:margin-bottom="0cm" loext:contextual-spacing="true" fo:text-align="justify" style:justify-single-word="false"/>
    </style:style>
    <style:style style:name="P29" style:family="paragraph" style:parent-style-name="western" style:master-page-name="Standard">
      <style:paragraph-properties fo:margin-left="0cm" fo:margin-right="0.079cm" fo:margin-top="0.494cm" fo:margin-bottom="0cm" loext:contextual-spacing="false" fo:line-height="100%" fo:text-align="center" style:justify-single-word="false" fo:text-indent="0cm" style:auto-text-indent="false" style:page-number="auto"/>
      <style:text-properties style:font-name="Noto Sans" fo:font-size="11pt" fo:language="ca" fo:country="ES" fo:font-weight="bold" style:font-size-asian="11pt" style:font-weight-asian="bold" style:font-name-complex="Noto Sans1" style:font-size-complex="11pt" style:font-weight-complex="bold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b6ab8" style:font-size-asian="9pt" style:font-size-complex="9pt"/>
    </style:style>
    <style:style style:name="T3" style:family="text">
      <style:text-properties style:font-name="Calibri" fo:font-size="9pt" officeooo:rsid="000a9864" style:font-size-asian="9pt" style:font-size-complex="9pt"/>
    </style:style>
    <style:style style:name="T4" style:family="text">
      <style:text-properties officeooo:rsid="000b6ab8"/>
    </style:style>
    <style:style style:name="T5" style:family="text">
      <style:text-properties style:font-name="LegacySanITCBoo" fo:font-size="11pt" style:font-size-asian="11pt"/>
    </style:style>
    <style:style style:name="T6" style:family="text">
      <style:text-properties style:font-name="Noto Sans" fo:font-size="10pt" style:font-size-asian="10pt" style:font-name-complex="Noto Sans1"/>
    </style:style>
    <style:style style:name="T7" style:family="text">
      <style:text-properties style:font-name="Noto Sans" fo:font-size="11pt" style:font-size-asian="11pt" style:font-name-complex="Noto Sans1" style:font-size-complex="11pt"/>
    </style:style>
    <style:style style:name="T8" style:family="text">
      <style:text-properties style:font-name="Noto Sans" fo:font-size="11pt" fo:letter-spacing="-0.005cm" style:font-size-asian="11pt" style:font-name-complex="Noto Sans1" style:font-size-complex="11pt" style:font-weight-complex="bold"/>
    </style:style>
    <style:style style:name="T9" style:family="text">
      <style:text-properties style:font-name="Noto Sans" fo:font-size="11pt" fo:letter-spacing="-0.005cm" officeooo:rsid="000b6ab8" style:font-size-asian="11pt" style:font-name-complex="Noto Sans1" style:font-size-complex="11pt" style:font-weight-complex="bold"/>
    </style:style>
    <style:style style:name="T10" style:family="text">
      <style:text-properties style:font-name="Noto Sans" fo:font-size="11pt" fo:letter-spacing="-0.005cm" officeooo:rsid="000b9782" style:font-size-asian="11pt" style:font-name-complex="Noto Sans1" style:font-size-complex="11pt" style:font-weight-complex="bold"/>
    </style:style>
    <style:style style:name="T11" style:family="text">
      <style:text-properties style:font-name="Noto Sans" fo:font-size="11pt" officeooo:rsid="000b0570" fo:background-color="#cccccc" loext:char-shading-value="0" style:font-size-asian="11pt" style:font-name-complex="Noto Sans1" style:font-size-complex="11pt"/>
    </style:style>
    <style:style style:name="T12" style:family="text">
      <style:text-properties officeooo:rsid="000d40fd"/>
    </style:style>
    <style:style style:name="T13" style:family="text">
      <style:text-properties officeooo:rsid="000f6c77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f6c77" fo:background-color="transparent" loext:char-shading-value="0"/>
    </style:style>
    <style:style style:name="T16" style:family="text">
      <style:text-properties officeooo:rsid="001188a9" fo:background-color="#fff200" loext:char-shading-value="0"/>
    </style:style>
    <style:style style:name="T17" style:family="text">
      <style:text-properties officeooo:rsid="0013d64b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Standard"><text:span text:style-name="T6">Centre Educatiu : </text:span><text:bookmark-start text:name="Texto11"/><field:fieldmark-start text:name="__Fieldmark__404_2587580302" field:type="vnd.oasis.opendocument.field.FORMTEXT"/><text:span text:style-name="T6">     </text:span><field:fieldmark-end/><text:bookmark-end text:name="Texto11"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6">Codi Centre: </text:span><field:fieldmark-start text:name="__Fieldmark__416_2587580302" field:type="vnd.oasis.opendocument.field.FORMTEXT"/><text:span text:style-name="T6">     </text:span><field:fieldmark-end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6">NIF Centre: <text:s/></text:span><field:fieldmark-start text:name="__Fieldmark__426_2587580302" field:type="vnd.oasis.opendocument.field.FORMTEXT"/><text:span text:style-name="T6">     </text:span><field:fieldmark-end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6">Responsable del centre: </text:span><text:bookmark-start text:name="Texto41"/><field:fieldmark-start text:name="__Fieldmark__437_2587580302" field:type="vnd.oasis.opendocument.field.FORMTEXT"/><text:span text:style-name="T6">     </text:span><field:fieldmark-end/><text:bookmark-end text:name="Texto41"/></text:p>
          </table:table-cell>
        </table:table-row>
      </table:table>
      <text:p text:style-name="P25"/>
      <text:p text:style-name="P25">MEMÒRIA JUSTIFICATIVA</text:p>
      <text:p text:style-name="P15">Antecedents</text:p>
      <text:p text:style-name="P13"/>
      <text:list xml:id="list38083861" text:style-name="WWNum24">
        <text:list-item>
          <text:p text:style-name="P27">En da<text:span text:style-name="T14">ta </text:span><text:span text:style-name="T15">17</text:span><text:span text:style-name="T14"> de </text:span><text:span text:style-name="T13">febrer</text:span> de 202<text:span text:style-name="T13">2</text:span>, el conseller d’Educació i Formació Professional, va adjudicar l’Acord Marc 1/202<text:span text:style-name="T4">1</text:span> per a la contractació centralitzada del subministrament d’ordinadors portàtils per a centres educatius no universitaris de la comunitat autònoma de les Illes Balears a les empreses adjudicatàries i pels <text:s/>preus unitaris de cadascun dels productes que figuren en les seves ofertes econòmiques. </text:p>
        </text:list-item>
      </text:list>
      <text:p text:style-name="P23"/>
      <text:list xml:id="list82400621906823" text:continue-numbering="true" text:style-name="WWNum24">
        <text:list-item>
          <text:p text:style-name="P26">En data <text:span text:style-name="T17">16 de març </text:span>de 202<text:span text:style-name="T13">2 el conseller d’Educació i Formació Professional</text:span> va formalitzar aquest Acord Marc 1/202<text:span text:style-name="T4">1</text:span> amb cada una de les empreses adjudicatàries. </text:p>
        </text:list-item>
      </text:list>
      <text:p text:style-name="P14"/>
      <text:list xml:id="list82402121882420" text:continue-numbering="true" text:style-name="WWNum24">
        <text:list-item>
          <text:p text:style-name="P27">El termini de vigència de l’Acord marc és dos anys, amb possibilitat de pròrroga, per a cada un dels lots de manera independent, fins un màxim de dos anys addicionals en dues pròrrogues anuals consecutives.</text:p>
        </text:list-item>
      </text:list>
      <text:p text:style-name="P24"/>
      <text:list xml:id="list82402060965067" text:continue-numbering="true" text:style-name="WWNum24">
        <text:list-item>
          <text:p text:style-name="P28"><text:span text:style-name="T7">El centre educatiu de referència requereix per al seu normal funcionament disposar d’ordinadors portàtils amb les característiques relacionades en el Full de Comanda, en base a la justificació següent: </text:span><field:fieldmark-start text:name="__Fieldmark__486_2587580302" field:type="vnd.oasis.opendocument.field.FORMTEXT"/><text:span text:style-name="T6">     </text:span><field:fieldmark-end/></text:p>
        </text:list-item>
      </text:list>
      <text:p text:style-name="P22"/>
      <text:p text:style-name="P22"/>
      <text:p text:style-name="P16"/>
      <text:p text:style-name="P16">Conclusió</text:p>
      <text:p text:style-name="P14"/>
      <text:p text:style-name="P17"><text:soft-page-break/><text:span text:style-name="T7">Per tot l’exposat anteriorment es fa necessari tramitar un contracte de subministrament per al centre de referència, basat en l’Acord </text:span><text:span text:style-name="T8">Marc per a la contractació centralitzada del subministrament d’</text:span><text:span text:style-name="T9">ordinadors </text:span><text:span text:style-name="T8">portàtils per a centres docents no universitaris de la CAIB (AM 1/202</text:span><text:span text:style-name="T10">1</text:span><text:span text:style-name="T8">). Els dispositius i despesa prevista s’indiquen al Full de Comanda. </text:span></text:p>
      <text:p text:style-name="P13"/>
      <text:p text:style-name="P18">El centre disposa dels fons necessaris per fer front a la despesa derivada del contracte. </text:p>
      <text:p text:style-name="P18"/>
      <text:p text:style-name="P19"/>
      <text:p text:style-name="P21"><text:span text:style-name="T11">Localitat</text:span><text:span text:style-name="T7">, </text:span><field:fieldmark-start text:name="__Fieldmark__532_2587580302" field:type="vnd.oasis.opendocument.field.FORMTEXT"/><text:span text:style-name="T6">     </text:span><field:fieldmark-end/></text:p>
      <text:p text:style-name="P20">El/<text:span text:style-name="T12">la</text:span> director/<text:span text:style-name="T12">a</text:span> del centre</text:p>
      <text:p text:style-name="P20"/>
      <text:p text:style-name="P20"/>
      <text:p text:style-name="P21"><field:fieldmark-start text:name="__Fieldmark__549_2587580302" field:type="vnd.oasis.opendocument.field.FORMTEXT"/><text:span text:style-name="T6"> Nom    <text:s text:c="31"/> </text:span><field:fieldmark-end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egacySanITCBoo" svg:font-family="LegacySanITCBoo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 (W1)" svg:font-family="'Univers (W1)'" style:font-family-generic="roman" style:font-pitch="variable"/>
    <style:font-face style:name="Liberation Sans" svg:font-family="'Liberation Sans'" style:font-family-generic="swiss" style:font-pitch="variable"/>
    <style:font-face style:name="Bariol Regular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ca" fo:country="E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752cm" fo:margin-right="0cm" fo:text-align="justify" style:justify-single-word="false" fo:text-indent="0cm" style:auto-text-indent="false" fo:keep-with-next="always">
        <style:tab-stops>
          <style:tab-stop style:position="2.752cm" style:leader-style="dotted" style:leader-text=".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align="center" style:justify-single-word="false" fo:text-indent="1.249cm" style:auto-text-indent="false" fo:keep-with-next="always"/>
      <style:text-properties fo:language="es" fo:country="E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text-align="center" style:justify-single-word="false" fo:text-indent="0.002cm" style:auto-text-indent="false" fo:keep-with-next="always"/>
      <style:text-properties style:font-name="LegacySanITCBoo" fo:font-family="LegacySanITCBoo" style:font-family-generic="roman" style:font-pitch="variable" fo:font-size="13pt" fo:font-weight="bold" style:font-size-asian="13pt" style:font-weight-asian="bold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line-height-at-least="0.388cm" fo:orphans="0" fo:widows="0" fo:hyphenation-ladder-count="no-limit"/>
      <style:text-properties style:font-name="Calibri" fo:font-family="Calibri" style:font-family-generic="roman" style:font-pitch="variable" fo:font-size="7.5pt" fo:language="es" fo:country="ES" style:font-size-asian="7.5pt" style:font-name-complex="Bariol Regular" style:font-family-complex="'Bariol Regular'" style:font-family-generic-complex="system" style:font-pitch-complex="variable" style:font-size-complex="7.5pt" fo:hyphenate="false" fo:hyphenation-remain-char-count="2" fo:hyphenation-push-char-count="2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LegacySanITCBoo" fo:font-family="LegacySanITCBoo" style:font-family-generic="roman" style:font-pitch="variable" fo:font-size="13pt" style:font-size-asian="13pt"/>
    </style:style>
    <style:style style:name="Texto_20_de_20_nota_20_al_20_final" style:display-name="Texto de nota al final" style:family="paragraph" style:parent-style-name="Standard" style:default-outline-level="">
      <style:paragraph-properties fo:orphans="0" fo:widows="0"/>
      <style:text-properties style:font-name="Courier New" fo:font-family="'Courier New'" style:font-family-generic="roman" style:font-pitch="variable" style:rfc-language-tag="es-ES-u-co-trad" fo:language="es" fo:country="ES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align="justify" style:justify-single-word="false" fo:hyphenation-ladder-count="no-limit" fo:text-indent="0cm" style:auto-text-indent="false">
        <style:tab-stops>
          <style:tab-stop style:position="-1.766cm"/>
          <style:tab-stop style:position="-1.63cm"/>
          <style:tab-stop style:position="1cm"/>
          <style:tab-stop style:position="1.251cm"/>
          <style:tab-stop style:position="1.884cm"/>
          <style:tab-stop style:position="3.133cm"/>
          <style:tab-stop style:position="4.382cm"/>
          <style:tab-stop style:position="5.63cm"/>
          <style:tab-stop style:position="6.879cm"/>
          <style:tab-stop style:position="7.049cm"/>
          <style:tab-stop style:position="8.128cm"/>
          <style:tab-stop style:position="9.377cm"/>
          <style:tab-stop style:position="10.626cm"/>
          <style:tab-stop style:position="11.875cm"/>
          <style:tab-stop style:position="13.123cm"/>
          <style:tab-stop style:position="14.372cm"/>
        </style:tab-stops>
      </style:paragraph-properties>
      <style:text-properties style:font-name="LegacySanITCBoo" fo:font-family="LegacySanITCBoo" style:font-family-generic="roman" style:font-pitch="variable" fo:font-size="13pt" fo:letter-spacing="-0.005cm" style:font-size-asian="13pt" fo:hyphenate="false" fo:hyphenation-remain-char-count="2" fo:hyphenation-push-char-count="2"/>
    </style:style>
    <style:style style:name="Endnote" style:family="paragraph" style:parent-style-name="Standard" style:default-outline-level="" style:class="extra">
      <style:text-properties fo:language="es" fo:country="E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" style:family="paragraph" style:parent-style-name="Standard" style:default-outline-level="">
      <style:paragraph-properties fo:text-align="justify" style:justify-single-word="false">
        <style:tab-stops>
          <style:tab-stop style:position="1.251cm"/>
        </style:tab-stops>
      </style:paragraph-properties>
      <style:text-properties fo:language="es" fo:country="ES"/>
    </style:style>
    <style:style style:name="text" style:family="paragraph" style:parent-style-name="Standard" style:default-outline-level="">
      <style:paragraph-properties fo:margin-left="1cm" fo:margin-right="0cm" fo:line-height="125%" fo:text-align="justify" style:justify-single-word="false" fo:orphans="0" fo:widows="0" fo:text-indent="0cm" style:auto-text-indent="false"/>
      <style:text-properties style:font-name="Univers (W1)" fo:font-family="'Univers (W1)'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0pt" fo:font-weight="bold" style:font-size-asian="10pt" style:font-weight-asian="bold"/>
    </style:style>
    <style:style style:name="western" style:family="paragraph" style:parent-style-name="Standard" style:default-outline-level="">
      <style:paragraph-properties fo:margin-top="0.494cm" fo:margin-bottom="0.25cm" loext:contextual-spacing="false" fo:line-height="115%" fo:text-align="justify" style:justify-single-word="false"/>
      <style:text-properties fo:color="#00000a" style:font-name="LegacySanITCBoo" fo:font-family="LegacySanITCBoo" style:font-family-generic="roman" style:font-pitch="variable" fo:font-size="13pt" fo:language="es" fo:country="ES" style:font-size-asian="13pt" style:font-size-complex="13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ca" fo:country="ES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2pt" fo:language="ca" fo:country="ES" style:font-size-asian="12pt"/>
    </style:style>
    <style:style style:name="Sangría_20_de_20_texto_20_normal_20_Car" style:display-name="Sangría de texto normal Car" style:family="text" style:parent-style-name="Default_20_Paragraph_20_Font">
      <style:text-properties style:font-name="LegacySanITCBoo" fo:font-family="LegacySanITCBoo" style:font-family-generic="roman" style:font-pitch="variable" fo:font-size="13pt" fo:letter-spacing="-0.005cm" fo:language="ca" fo:country="ES" style:font-size-asian="13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12pt" fo:language="ca" fo:country="ES" style:font-size-asian="12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language="ca" fo:country="ES" fo:font-weight="bold" style:font-weight-asian="bold"/>
    </style:style>
    <style:style style:name="ListLabel_20_1" style:display-name="ListLabel 1" style:family="text">
      <style:text-properties fo:font-style="italic" fo:font-weight="normal" style:font-style-asian="italic" style:font-weight-asian="normal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—" text:bullet-char="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LegacySanITCBoo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—" text:bullet-char="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LegacySanITCBoo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—" text:bullet-char="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LegacySanITCBoo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LegacySanITCBoo" style:font-style-name="Regular" style:font-family-generic="swiss" style:font-pitch="variable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8.098cm" fo:margin-left="-1.677cm" fo:margin-top="0cm" fo:margin-bottom="0cm" table:align="left" style:writing-mode="lr-tb"/>
    </style:style>
    <style:style style:name="Taula3.A" style:family="table-column">
      <style:table-column-properties style:column-width="5.098cm"/>
    </style:style>
    <style:style style:name="Taula3.B" style:family="table-column">
      <style:table-column-properties style:column-width="7.909cm"/>
    </style:style>
    <style:style style:name="Taula3.C" style:family="table-column">
      <style:table-column-properties style:column-width="5.091cm"/>
    </style:style>
    <style:style style:name="Taula3.1" style:family="table-row">
      <style:table-row-properties style:min-row-height="2.011cm" fo:keep-together="auto"/>
    </style:style>
    <style:style style:name="Taula3.A1" style:family="table-cell">
      <style:table-cell-properties style:vertical-align="bottom" fo:padding-left="0.191cm" fo:padding-right="0.191cm" fo:padding-top="0.423cm" fo:padding-bottom="0cm" fo:border="none"/>
    </style:style>
    <style:style style:name="Taula3.B1" style:family="table-cell">
      <style:table-cell-properties fo:padding-left="0.191cm" fo:padding-right="0.191cm" fo:padding-top="0.423cm" fo:padding-bottom="0cm" fo:border="none"/>
    </style:style>
    <style:style style:name="MP1" style:family="paragraph" style:parent-style-name="Header">
      <style:paragraph-properties fo:text-align="center" style:justify-single-word="false"/>
      <style:text-properties style:font-name="LegacySanITCBoo"/>
    </style:style>
    <style:style style:name="MP2" style:family="paragraph" style:parent-style-name="Header">
      <style:text-properties style:font-name="LegacySanITCBoo" fo:language="es" fo:country="ES"/>
    </style:style>
    <style:style style:name="MP3" style:family="paragraph" style:parent-style-name="Frame_20_contents">
      <style:text-properties officeooo:paragraph-rsid="000d40fd"/>
    </style:style>
    <style:style style:name="MP4" style:family="paragraph" style:parent-style-name="Frame_20_contents">
      <style:text-properties style:font-name="Calibri" fo:font-size="9pt" style:font-size-asian="9pt" style:font-size-complex="9pt"/>
    </style:style>
    <style:style style:name="MP5" style:family="paragraph" style:parent-style-name="Frame_20_contents">
      <style:text-properties style:font-name="Calibri" fo:font-size="9pt" fo:font-weight="bold" style:font-size-asian="9pt" style:font-weight-asian="bold" style:font-size-complex="9pt"/>
    </style:style>
    <style:style style:name="MP6" style:family="paragraph" style:parent-style-name="Frame_20_contents">
      <style:text-properties style:font-name="Calibri" style:font-size-complex="8pt"/>
    </style:style>
    <style:style style:name="MP7" style:family="paragraph" style:parent-style-name="Header">
      <style:text-properties style:font-name="LegacySanITCBoo"/>
    </style:style>
    <style:style style:name="MP8" style:family="paragraph" style:parent-style-name="Footer">
      <style:text-properties style:font-name="Noto Sans" fo:language="ca" fo:country="ES" style:font-name-complex="Noto Sans1"/>
    </style:style>
    <style:style style:name="MP9" style:family="paragraph" style:parent-style-name="Footer">
      <style:paragraph-properties fo:padding="0cm" fo:border="none"/>
    </style:style>
    <style:style style:name="MP10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11" style:family="paragraph" style:parent-style-name="Número_20_de_20_pàgina">
      <style:text-properties style:font-name="Noto Sans" fo:language="ca" fo:country="ES" style:font-name-complex="Noto Sans1"/>
    </style:style>
    <style:style style:name="MP12" style:family="paragraph" style:parent-style-name="Footer">
      <style:paragraph-properties fo:text-align="center" style:justify-single-word="false"/>
      <style:text-properties style:font-name="LegacySanITCBoo" fo:font-size="8pt" style:font-size-asian="8pt"/>
    </style:style>
    <style:style style:name="MT1" style:family="text">
      <style:text-properties style:font-name="Calibri" fo:font-size="9pt" style:font-size-asian="9pt" style:font-size-complex="9pt"/>
    </style:style>
    <style:style style:name="MT2" style:family="text">
      <style:text-properties style:font-name="Calibri" fo:font-size="9pt" officeooo:rsid="000b6ab8" style:font-size-asian="9pt" style:font-size-complex="9pt"/>
    </style:style>
    <style:style style:name="MT3" style:family="text">
      <style:text-properties style:font-name="Calibri" fo:font-size="9pt" officeooo:rsid="000a9864" style:font-size-asian="9pt" style:font-size-complex="9pt"/>
    </style:style>
    <style:style style:name="MT4" style:family="text">
      <style:text-properties officeooo:rsid="000b6ab8"/>
    </style:style>
    <style:style style:name="MT5" style:family="text">
      <style:text-properties style:font-name="LegacySanITCBoo" fo:font-size="11pt" style:font-size-asian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M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0.25cm" fo:margin-bottom="1.27cm" fo:margin-left="2.501cm" fo:margin-right="2.501cm" style:writing-mode="lr-tb" style:layout-grid-color="#c0c0c0" style:layout-grid-lines="240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86cm" fo:margin-left="0cm" fo:margin-right="0cm" fo:margin-bottom="3.087cm" style:dynamic-spacing="true"/>
      </style:header-style>
      <style:footer-style>
        <style:header-footer-properties fo:min-height="0.981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1" text:anchor-type="paragraph" svg:x="-0.28cm" svg:y="0.139cm" svg:width="4.47cm" svg:height="4.159cm" draw:z-index="1"><draw:image xlink:href="Pictures/100002010000027E000002517AE0CFA060157F79.png" xlink:type="simple" xlink:show="embed" xlink:actuate="onLoad" loext:mime-type="image/png"/></draw:frame></text:p>
        <text:p text:style-name="MP2"><draw:frame draw:style-name="Mfr2" draw:name="Marc2" text:anchor-type="char" svg:x="7.579cm" svg:y="2.831cm" svg:width="9.366cm" svg:height="2.672cm" draw:z-index="3"><draw:text-box><text:p text:style-name="MP3"><text:span text:style-name="MT1">TIPUS DE CONTRACTE: Contracte basat en l’Acord Marc per a la contractació centralitzada del subministrament d’ordinadors portàtils per a centres educatius no universitaris de la Comunitat Autònoma de les Illes Balears (AM 202</text:span><text:span text:style-name="MT2">1</text:span><text:span text:style-name="MT1">/</text:span><text:span text:style-name="MT3">1</text:span><text:span text:style-name="MT1">)</text:span></text:p><text:p text:style-name="MP4">OBJECTE DEL CONTRACTE: Subministrament d’<text:span text:style-name="MT4">ordinadors</text:span> portàtils per al centre educatiu de referència</text:p><text:p text:style-name="MP4"/><text:p text:style-name="MP5"/><text:p text:style-name="MP6"/></draw:text-box></draw:frame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7"/>
        <text:p text:style-name="MP7"/>
        <text:p text:style-name="MP7"/>
        <text:p text:style-name="MP7"/>
      </style:header>
      <style:footer>
        <table:table table:name="Taula3" table:style-name="Taula3">
          <table:table-column table:style-name="Taula3.A"/>
          <table:table-column table:style-name="Taula3.B"/>
          <table:table-column table:style-name="Taula3.C"/>
          <table:table-row table:style-name="Taula3.1">
            <table:table-cell table:style-name="Taula3.A1" office:value-type="string">
              <text:p text:style-name="MP8"><draw:frame draw:style-name="Mfr3" draw:name="Marc1" text:anchor-type="paragraph" svg:y="0.002cm" draw:z-index="5"><draw:text-box fo:min-height="0.041cm" fo:min-width="0.928cm"><text:p text:style-name="MP9"><text:span text:style-name="page_20_number"><text:span text:style-name="MT5"><text:page-number text:select-page="current">2</text:page-number></text:span></text:span><text:span text:style-name="page_20_number"><text:span text:style-name="MT5">/</text:span></text:span><text:span text:style-name="page_20_number"><text:span text:style-name="MT5"><text:page-count>2</text:page-count></text:span></text:span></text:p></draw:text-box></draw:frame>C/ del Ter 16</text:p>
              <text:p text:style-name="MP8">Polígon de Son Fuster</text:p>
              <text:p text:style-name="MP8">07009 Palma </text:p>
              <text:p text:style-name="MP8">Tel. 971 17 78 00 / 971 17 77 50</text:p>
              <text:p text:style-name="MP8"/>
            </table:table-cell>
            <table:table-cell table:style-name="Taula3.B1" office:value-type="string">
              <text:p text:style-name="MP10"/>
            </table:table-cell>
            <table:table-cell table:style-name="Taula3.A1" office:value-type="string">
              <text:p text:style-name="MP11"/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EDIENT DE CONTRACTACIÓ NÚM</dc:title>
    <meta:initial-creator>Pedro J. Moyano Marín PJMM</meta:initial-creator>
    <meta:editing-cycles>27</meta:editing-cycles>
    <meta:print-date>2014-05-08T09:42:00</meta:print-date>
    <meta:creation-date>2021-02-22T12:22:00</meta:creation-date>
    <dc:date>2022-03-18T08:23:58.715000000</dc:date>
    <meta:editing-duration>PT2H34M49S</meta:editing-duration>
    <meta:generator>LibreOffice/6.1.5.2$Windows_x86 LibreOffice_project/90f8dcf33c87b3705e78202e3df5142b201bd805</meta:generator>
    <meta:document-statistic meta:table-count="2" meta:image-count="1" meta:object-count="0" meta:page-count="2" meta:paragraph-count="23" meta:word-count="320" meta:character-count="2056" meta:non-whitespace-character-count="1697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